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6a71" officeooo:paragraph-rsid="005b6a7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5d8cd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f08b8" officeooo:paragraph-rsid="005f08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5d8cd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374f9" officeooo:paragraph-rsid="0042654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3e6d0" officeooo:paragraph-rsid="0063e6d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45e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45e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5d8cd4"/>
    </style:style>
    <style:style style:name="P12" style:family="paragraph" style:parent-style-name="Standard">
      <style:paragraph-properties fo:text-align="start" style:justify-single-word="false"/>
      <style:text-properties officeooo:paragraph-rsid="006445eb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f259" officeooo:paragraph-rsid="0042654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bead1" officeooo:paragraph-rsid="005bead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00c6" officeooo:paragraph-rsid="004e00c6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a5824" officeooo:paragraph-rsid="006a5824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6a71" officeooo:paragraph-rsid="005b6a71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af678" officeooo:paragraph-rsid="005d8cd4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26540" officeooo:paragraph-rsid="005d8cd4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6540" officeooo:paragraph-rsid="005d8cd4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ac883" officeooo:paragraph-rsid="006ac883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9d3f6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26540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d0cd5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5d8cd4" style:font-size-asian="12pt" style:font-size-complex="12pt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5d8cd4" style:font-size-asian="12pt" style:font-size-complex="12pt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DejaVu Sans Condensed" fo:font-size="12pt" officeooo:rsid="006c59d2" officeooo:paragraph-rsid="006c59d2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6a5824" officeooo:paragraph-rsid="006a5824" style:font-size-asian="12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28da7" officeooo:paragraph-rsid="0049d3f6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9d3f6" officeooo:paragraph-rsid="0049d3f6" style:font-size-asian="12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9d3f6" officeooo:paragraph-rsid="005d8cd4" style:font-size-asian="12pt" style:font-size-complex="12pt"/>
    </style:style>
    <style:style style:name="P33" style:family="paragraph" style:parent-style-name="Standard" style:list-style-name="L10">
      <style:paragraph-properties fo:text-align="start" style:justify-single-word="false"/>
      <style:text-properties style:font-name="DejaVu Sans Condensed" fo:font-size="12pt" officeooo:rsid="006d4a08" officeooo:paragraph-rsid="006d4a08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50d28d" officeooo:paragraph-rsid="0050d28d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5d8cd4"/>
    </style:style>
    <style:style style:name="P36" style:family="paragraph" style:parent-style-name="Standard" style:list-style-name="L8">
      <style:paragraph-properties fo:text-align="start" style:justify-single-word="false"/>
      <style:text-properties officeooo:paragraph-rsid="006ac883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af67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debc3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9d3f6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ac88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4b74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b6a7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d8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f08b8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84e6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738f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621e5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6401f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6ac883" style:font-size-asian="12pt" style:font-weight-asian="bold" style:font-size-complex="12pt" style:font-weight-complex="bold"/>
    </style:style>
    <style:style style:name="T20" style:family="text">
      <style:text-properties officeooo:rsid="00428da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9d3f6" style:font-weight-asian="bold" style:font-weight-complex="bold"/>
    </style:style>
    <style:style style:name="T23" style:family="text">
      <style:text-properties fo:font-weight="bold" officeooo:rsid="00428da7" style:font-weight-asian="bold" style:font-weight-complex="bold"/>
    </style:style>
    <style:style style:name="T24" style:family="text">
      <style:text-properties fo:font-weight="bold" officeooo:rsid="004d0cd5" style:font-weight-asian="bold" style:font-weight-complex="bold"/>
    </style:style>
    <style:style style:name="T25" style:family="text">
      <style:text-properties fo:font-weight="bold" officeooo:rsid="005b6a71" style:font-weight-asian="bold" style:font-weight-complex="bold"/>
    </style:style>
    <style:style style:name="T26" style:family="text">
      <style:text-properties fo:font-weight="bold" officeooo:rsid="00426540" style:font-weight-asian="bold" style:font-weight-complex="bold"/>
    </style:style>
    <style:style style:name="T27" style:family="text">
      <style:text-properties fo:font-weight="bold" officeooo:rsid="00484e6d" style:font-weight-asian="bold" style:font-weight-complex="bold"/>
    </style:style>
    <style:style style:name="T28" style:family="text">
      <style:text-properties fo:font-weight="bold" officeooo:rsid="0064a536" style:font-weight-asian="bold" style:font-weight-complex="bold"/>
    </style:style>
    <style:style style:name="T29" style:family="text">
      <style:text-properties fo:font-weight="bold" officeooo:rsid="00668df6" style:font-weight-asian="bold" style:font-weight-complex="bold"/>
    </style:style>
    <style:style style:name="T30" style:family="text">
      <style:text-properties fo:font-weight="bold" officeooo:rsid="00683b20" style:font-weight-asian="bold" style:font-weight-complex="bold"/>
    </style:style>
    <style:style style:name="T31" style:family="text">
      <style:text-properties fo:font-weight="bold" officeooo:rsid="00684875" style:font-weight-asian="bold" style:font-weight-complex="bold"/>
    </style:style>
    <style:style style:name="T32" style:family="text">
      <style:text-properties fo:font-weight="bold" officeooo:rsid="00689010" style:font-weight-asian="bold" style:font-weight-complex="bold"/>
    </style:style>
    <style:style style:name="T33" style:family="text">
      <style:text-properties fo:font-weight="bold" officeooo:rsid="0069ff43" style:font-weight-asian="bold" style:font-weight-complex="bold"/>
    </style:style>
    <style:style style:name="T34" style:family="text">
      <style:text-properties fo:font-weight="bold" officeooo:rsid="006ac883" style:font-weight-asian="bold" style:font-weight-complex="bold"/>
    </style:style>
    <style:style style:name="T35" style:family="text">
      <style:text-properties officeooo:rsid="0049d3f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28da7" style:font-weight-asian="normal" style:font-weight-complex="normal"/>
    </style:style>
    <style:style style:name="T38" style:family="text">
      <style:text-properties fo:font-weight="normal" officeooo:rsid="0049d3f6" style:font-weight-asian="normal" style:font-weight-complex="normal"/>
    </style:style>
    <style:style style:name="T39" style:family="text">
      <style:text-properties fo:font-weight="normal" officeooo:rsid="00426540" style:font-weight-asian="normal" style:font-weight-complex="normal"/>
    </style:style>
    <style:style style:name="T40" style:family="text">
      <style:text-properties fo:font-weight="normal" officeooo:rsid="005b6a71" style:font-weight-asian="normal" style:font-weight-complex="normal"/>
    </style:style>
    <style:style style:name="T41" style:family="text">
      <style:text-properties fo:font-weight="normal" officeooo:rsid="00484e6d" style:font-weight-asian="normal" style:font-weight-complex="normal"/>
    </style:style>
    <style:style style:name="T42" style:family="text">
      <style:text-properties fo:font-weight="normal" officeooo:rsid="005f08b8" style:font-weight-asian="normal" style:font-weight-complex="normal"/>
    </style:style>
    <style:style style:name="T43" style:family="text">
      <style:text-properties fo:font-weight="normal" officeooo:rsid="006a5824" style:font-weight-asian="normal" style:font-weight-complex="normal"/>
    </style:style>
    <style:style style:name="T44" style:family="text">
      <style:text-properties fo:font-weight="normal" officeooo:rsid="006ac883" style:font-weight-asian="normal" style:font-weight-complex="normal"/>
    </style:style>
    <style:style style:name="T45" style:family="text">
      <style:text-properties officeooo:rsid="00484e6d"/>
    </style:style>
    <style:style style:name="T46" style:family="text">
      <style:text-properties officeooo:rsid="005f08b8"/>
    </style:style>
    <style:style style:name="T47" style:family="text">
      <style:text-properties officeooo:rsid="005f5b1b"/>
    </style:style>
    <style:style style:name="T48" style:family="text">
      <style:text-properties officeooo:rsid="0035db3e"/>
    </style:style>
    <style:style style:name="T49" style:family="text">
      <style:text-properties officeooo:rsid="006a5824"/>
    </style:style>
    <style:style style:name="T50" style:family="text">
      <style:text-properties officeooo:rsid="006ac88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48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2"><text:span text:style-name="T17">5</text:span><text:span text:style-name="T18">0</text:span><text:span text:style-name="T9">2</text:span><text:span text:style-name="T8"> - </text:span><text:span text:style-name="T10">A/G </text:span><text:span text:style-name="T11">- </text:span><text:span text:style-name="T12">General setup, Shkval use, </text:span><text:span text:style-name="T13">Guided weapons</text:span></text:p>
      <text:p text:style-name="P1"/>
      <text:p text:style-name="P5">A/G Master Mode ... B4 press</text:p>
      <text:p text:style-name="P1"/>
      <text:p text:style-name="P1">All</text:p>
      <text:list text:style-name="L1">
        <text:list-item>
          <text:p text:style-name="P13">Press <text:span text:style-name="T21">Lower Gray </text:span><text:span text:style-name="T28">Button</text:span> to <text:span text:style-name="T21">cycle weapons</text:span></text:p>
        </text:list-item>
        <text:list-item>
          <text:p text:style-name="P13">Selected weapon is shown <text:span text:style-name="T35">on the HUD in English, and </text:span>in the armament panel with lights and letters:</text:p>
          <text:list>
            <text:list-item>
              <text:p text:style-name="P14"><text:span text:style-name="T21">Б</text:span> <text:span text:style-name="T20">=</text:span> bombs</text:p>
            </text:list-item>
            <text:list-item>
              <text:p text:style-name="P14"><text:span text:style-name="T21">УР</text:span> <text:span text:style-name="T20">=</text:span> missiles</text:p>
            </text:list-item>
            <text:list-item>
              <text:p text:style-name="P14"><text:span text:style-name="T21">НРС</text:span> <text:span text:style-name="T20">= </text:span>rockets</text:p>
            </text:list-item>
            <text:list-item>
              <text:p text:style-name="P14"><text:span text:style-name="T21">ВПУ</text:span> <text:span text:style-name="T20">= gun, remaining rounds shown in the l</text:span>ower right of the panel: <text:span text:style-name="T21">К</text:span> <text:span text:style-name="T20">= </text:span>full, <text:span text:style-name="T20">then </text:span><text:span text:style-name="T21">1/2</text:span>, <text:span text:style-name="T21">1/4</text:span></text:p>
            </text:list-item>
            <text:list-item>
              <text:p text:style-name="P15"><text:span text:style-name="T46">Remaining g</text:span>un rounds <text:span text:style-name="T46">are </text:span>also in the bottom right corner of HUD when in gun mode, shown in quarters (4, 3, 2, 1).</text:p>
            </text:list-item>
          </text:list>
        </text:list-item>
        <text:list-item>
          <text:p text:style-name="P16"><text:span text:style-name="T21">Countermeasures</text:span> ... <text:span text:style-name="T21">As needed</text:span> (<text:span text:style-name="T21">Top Hat</text:span> -- F: chaff, B: flares, U: ECM <text:span text:style-name="T47">(if carrying pods)</text:span>, D: IRCM)</text:p>
        </text:list-item>
        <text:list-item>
          <text:p text:style-name="P34"><text:span text:style-name="T2">W</text:span><text:span text:style-name="T1">eapons of the same type fire from the outside in.</text:span></text:p>
        </text:list-item>
      </text:list>
      <text:p text:style-name="P2"/>
      <text:p text:style-name="P3">Shkval -- Used for Laser Guided weapons, and to designate targets for TV guided bombs, gunpods, and CCRP bombing</text:p>
      <text:list xml:id="list3495364281" text:style-name="L2">
        <text:list-item>
          <text:p text:style-name="P23"><text:span text:style-name="T38">Turn on </text:span><text:span text:style-name="T22">Shkval TV screen</text:span><text:span text:style-name="T38"> (</text:span><text:span text:style-name="T22">Pinky Switch down</text:span><text:span text:style-name="T38">).</text:span></text:p>
        </text:list-item>
      </text:list>
      <text:list xml:id="list3261718548" text:style-name="L10">
        <text:list-item>
          <text:list>
            <text:list-item>
              <text:p text:style-name="P28"><text:span text:style-name="T38">H</text:span><text:span text:style-name="T36">UD will show </text:span><text:span text:style-name="T21">TV</text:span><text:span text:style-name="T36"> on upper left when Shkval is active.</text:span></text:p>
            </text:list-item>
            <text:list-item>
              <text:p text:style-name="P33"><text:span text:style-name="T36">If using </text:span><text:span text:style-name="T21">Mercury LLTV pod</text:span><text:span text:style-name="T36">, press </text:span><text:span text:style-name="T21">Pinky Hat press</text:span><text:span text:style-name="T36"> to toggle </text:span><text:span text:style-name="T21">LTV</text:span><text:span text:style-name="T36"> mode.</text:span></text:p>
            </text:list-item>
          </text:list>
        </text:list-item>
      </text:list>
      <text:list xml:id="list190357262862113" text:continue-list="list3495364281" text:style-name="L2">
        <text:list-item>
          <text:p text:style-name="P23"><text:span text:style-name="T38">U</text:span><text:span text:style-name="T37">se </text:span><text:span text:style-name="T23">TDC </text:span><text:span text:style-name="T22">slew</text:span><text:span text:style-name="T37"> to slew crosshairs onto target </text:span><text:span text:style-name="T39">in Shkval</text:span><text:span text:style-name="T37">.</text:span></text:p>
        </text:list-item>
        <text:list-item>
          <text:p text:style-name="P17">Controls:</text:p>
          <text:list>
            <text:list-item>
              <text:p text:style-name="P29"><text:span text:style-name="T21">Lock target/ground lock</text:span><text:span text:style-name="T36"> ... </text:span><text:span text:style-name="T21">TDC press</text:span></text:p>
            </text:list-item>
            <text:list-item>
              <text:p text:style-name="P29"><text:span text:style-name="T21">Unlock target</text:span><text:span text:style-name="T36"> ... </text:span><text:span text:style-name="T21">shift TDC press</text:span></text:p>
            </text:list-item>
            <text:list-item>
              <text:p text:style-name="P29"><text:span text:style-name="T21">Re-center on HUD</text:span><text:span text:style-name="T36"> ... </text:span><text:span text:style-name="T21">Middle Finger Hat press</text:span></text:p>
            </text:list-item>
            <text:list-item>
              <text:p text:style-name="P29"><text:span text:style-name="T21">Zoom in/out</text:span><text:span text:style-name="T36"> ... </text:span><text:span text:style-name="T21">Middle Finger Hat up/down</text:span></text:p>
            </text:list-item>
            <text:list-item>
              <text:p text:style-name="P29"><text:span text:style-name="T21">Tracking gate size</text:span><text:span text:style-name="T36"> ... </text:span><text:span text:style-name="T21">Middle Finger hat left/right</text:span></text:p>
            </text:list-item>
          </text:list>
        </text:list-item>
        <text:list-item>
          <text:p text:style-name="P30"><text:span text:style-name="T36">Press </text:span><text:span text:style-name="T21">TDC press</text:span><text:span text:style-name="T36"> to ground lock. <text:s/></text:span><text:span text:style-name="T38">If contrast is high enough, Shkval will </text:span><text:span text:style-name="T22">automatically lock</text:span><text:span text:style-name="T38"> on the target, but target lock is </text:span><text:span text:style-name="T22">not required</text:span><text:span text:style-name="T38"> to use weapons</text:span><text:span text:style-name="T36">.</text:span></text:p>
        </text:list-item>
      </text:list>
      <text:list text:style-name="L3">
        <text:list-item>
          <text:list>
            <text:list-item>
              <text:p text:style-name="P18">"<text:span text:style-name="T21">KC</text:span>" at top right indicates ground lock, "<text:span text:style-name="T21">AC</text:span>" at top right indicates target contrast lock</text:p>
            </text:list-item>
            <text:list-item>
              <text:p text:style-name="P18">Number at top left is size of targeting box in meters</text:p>
            </text:list-item>
            <text:list-item>
              <text:p text:style-name="P18">"<text:span text:style-name="T21">LR</text:span>" at bottom with number indicates laser ranging active, range in km</text:p>
            </text:list-item>
          </text:list>
        </text:list-item>
      </text:list>
      <text:list xml:id="list190356707507929" text:continue-list="list190357262862113" text:style-name="L2">
        <text:list-item>
          <text:p text:style-name="P24"><text:span text:style-name="T37">When starting attack run, </text:span><text:span text:style-name="T23">turn on laser</text:span><text:span text:style-name="T37"> </text:span><text:span text:style-name="T38">(</text:span><text:span text:style-name="T22">Pinky </text:span><text:span text:style-name="T29">Button</text:span><text:span text:style-name="T22"> press</text:span><text:span text:style-name="T38">)</text:span><text:span text:style-name="T37">.</text:span></text:p>
        </text:list-item>
        <text:list-item>
          <text:p text:style-name="P31"><text:span text:style-name="T37">R</text:span><text:span text:style-name="T36">ange scale will be shown on left side of HUD.</text:span></text:p>
        </text:list-item>
        <text:list-item>
          <text:p text:style-name="P25"><text:span text:style-name="T40">When off the attack run, </text:span><text:span text:style-name="T25">t</text:span><text:span text:style-name="T23">urn o</text:span><text:span text:style-name="T24">ff</text:span><text:span text:style-name="T23"> laser </text:span><text:span text:style-name="T22">(Pinky </text:span><text:span text:style-name="T30">Button</text:span><text:span text:style-name="T22"> press)</text:span><text:span text:style-name="T37">. <text:s/></text:span><text:span text:style-name="T40">Laser will overheat if left on for more than about a minute.</text:span></text:p>
        </text:list-item>
      </text:list>
      <text:p text:style-name="P7"/>
      <text:p text:style-name="P11"><text:span text:style-name="T14">Guided weapons (Laser guided: </text:span><text:span text:style-name="T15">Kh-25ML, Kh-29L, S-25L, 9</text:span><text:span text:style-name="T16">A14</text:span><text:span text:style-name="T15">72 Vikhr; </text:span><text:span text:style-name="T14">TV guided: KAB-500kr</text:span><text:span text:style-name="T15">)</text:span></text:p>
      <text:p text:style-name="P8">Laser guided weapons <text:span text:style-name="T49">(except Vikhr??) </text:span>use laser code <text:span text:style-name="T21">1113</text:span> and can be buddy-lased from other platforms.</text:p>
      <text:list xml:id="list889766536" text:style-name="L4">
        <text:list-item>
          <text:p text:style-name="P19">Lock target with Shkval (see steps <text:span text:style-name="T46">above</text:span>)</text:p>
        </text:list-item>
      </text:list>
      <text:list text:style-name="L5">
        <text:list-item>
          <text:list>
            <text:list-item>
              <text:p text:style-name="P35"><text:span text:style-name="T3">Ground lock </text:span><text:span text:style-name="T4">(</text:span><text:span text:style-name="T3">"KC"</text:span><text:span text:style-name="T4">)</text:span><text:span text:style-name="T3"> is ok, target contrast lock </text:span><text:span text:style-name="T4">(</text:span><text:span text:style-name="T3">"AC"</text:span><text:span text:style-name="T4">)</text:span><text:span text:style-name="T3"> </text:span><text:span text:style-name="T5">is not required to use weapons</text:span><text:span text:style-name="T6">.</text:span></text:p>
            </text:list-item>
          </text:list>
        </text:list-item>
      </text:list>
      <text:list xml:id="list190356968824020" text:continue-list="list889766536" text:style-name="L4">
        <text:list-item>
          <text:p text:style-name="P26"><text:span text:style-name="T37">When starting attack run, </text:span><text:span text:style-name="T23">turn on laser</text:span><text:span text:style-name="T37"> </text:span><text:span text:style-name="T38">(</text:span><text:span text:style-name="T22">Pinky </text:span><text:span text:style-name="T31">Button </text:span><text:span text:style-name="T22">press</text:span><text:span text:style-name="T38">)</text:span><text:span text:style-name="T37">.</text:span></text:p>
        </text:list-item>
        <text:list-item>
          <text:p text:style-name="P32"><text:span text:style-name="T37">R</text:span><text:span text:style-name="T36">ange scale will be shown on left side of HUD.</text:span></text:p>
        </text:list-item>
        <text:list-item>
          <text:p text:style-name="P26"><text:span text:style-name="T38">When in range </text:span><text:span text:style-name="T42">and you have </text:span><text:span text:style-name="T43">LA on bottom of HUD (</text:span><text:span text:style-name="T42">Launch Authorized</text:span><text:span text:style-name="T43">)</text:span><text:span text:style-name="T38">, p</text:span><text:span text:style-name="T37">ress and hold </text:span><text:span text:style-name="T23">Trigger</text:span><text:span text:style-name="T37"> to fire.</text:span></text:p>
        </text:list-item>
      </text:list>
      <text:list text:style-name="L6">
        <text:list-item>
          <text:list>
            <text:list-item>
              <text:p text:style-name="P20">If using Vikhrs, remain pointing at target since it's a beam-rider.</text:p>
            </text:list-item>
          </text:list>
        </text:list-item>
      </text:list>
      <text:list xml:id="list190357404847980" text:continue-list="list190356968824020" text:style-name="L4">
        <text:list-item>
          <text:p text:style-name="P26"><text:span text:style-name="T24">T</text:span><text:span text:style-name="T23">urn o</text:span><text:span text:style-name="T24">ff</text:span><text:span text:style-name="T23"> laser </text:span><text:span text:style-name="T22">(Pinky </text:span><text:span text:style-name="T32">Button</text:span><text:span text:style-name="T22"> press)</text:span><text:span text:style-name="T37">.</text:span></text:p>
        </text:list-item>
      </text:list>
      <text:p text:style-name="P6"/>
      <text:p text:style-name="P4">ARMs (<text:span text:style-name="T46">Kh-25MP, </text:span>Kh-25MPU, Kh-58U), <text:span text:style-name="T45">L-801 ELINT pod is required</text:span></text:p>
      <text:list xml:id="list4284331364" text:style-name="L7">
        <text:list-item>
          <text:p text:style-name="P21">Turn on ELINT pod (<text:span text:style-name="T33">Pinky Hat up</text:span>)<text:span text:style-name="T50">.</text:span></text:p>
        </text:list-item>
      </text:list>
      <text:list text:style-name="L8">
        <text:list-item>
          <text:list>
            <text:list-item>
              <text:p text:style-name="P36"><text:span text:style-name="T7">HUD will show </text:span><text:span text:style-name="T19">ETS</text:span><text:span text:style-name="T7"> at bottom left when pod is active, and positions of detected emitters will be shown on HUD.</text:span></text:p>
            </text:list-item>
          </text:list>
        </text:list-item>
      </text:list>
      <text:list xml:id="list190357620793846" text:continue-list="list4284331364" text:style-name="L7">
        <text:list-item>
          <text:p text:style-name="P27"><text:span text:style-name="T44">Use </text:span><text:span text:style-name="T34">TDC</text:span><text:span text:style-name="T44"> to slew </text:span><text:span text:style-name="T34">square designator </text:span><text:span text:style-name="T26">on HUD</text:span><text:span text:style-name="T39"> over the desired </text:span><text:span text:style-name="T41">emitter</text:span><text:span text:style-name="T39"> marker, press </text:span><text:span text:style-name="T26">TDC </text:span><text:span text:style-name="T27">press</text:span><text:span text:style-name="T41"> </text:span><text:span text:style-name="T39">to lock.</text:span></text:p>
        </text:list-item>
        <text:list-item>
          <text:p text:style-name="P21">When in range, fire with <text:span text:style-name="T21">Trigger</text:span>.</text:p>
        </text:list-item>
      </text:list>
      <text:list text:style-name="L9">
        <text:list-item>
          <text:p text:style-name="P22">If <text:span text:style-name="T21">Shkval TV screen</text:span> is also on (<text:span text:style-name="T21">Pinky Hat down</text:span>), it will automatically be <text:span text:style-name="T21">slaved to emitter location</text:span> when emitter is locked.</text:p>
        </text:list-item>
        <text:list-item>
          <text:p text:style-name="P22">When ELINT pod is active, only ARMs can be selected, but if Shkval is slaved to emitter you can turn off the ELINT pod and select other weap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10T19:03:55.945000000</dc:date>
    <meta:editing-duration>PT13H54M17S</meta:editing-duration>
    <meta:editing-cycles>7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2" meta:word-count="600" meta:character-count="3104" meta:non-whitespace-character-count="2593"/>
  </office:meta>
</office:document-meta>
</file>